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2.591cm" style:use-optimal-column-width="false"/>
    </style:style>
    <style:style style:name="co2" style:family="table-column">
      <style:table-column-properties style:column-width="52.929cm" style:use-optimal-column-width="false"/>
    </style:style>
    <style:style style:name="ro1" style:family="table-row">
      <style:table-row-properties style:row-height="19.184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font-name="Alvi Nastaleeq1" style:font-name-asian="Alvi Nastaleeq1" style:font-name-complex="Alvi Nastaleeq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5.519cm" svg:height="153.47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دل ٹھکانہ میرے حسینؑ کا ہے<text:line-break/>یہ خزانہ میرے حسینؑ کا ہے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1">کوئی پوچھے یہ دور کس کا ہے<text:line-break/>تم بتانا، میرے حسینؑ کا ہے<text:span text:style-name="T1"><text:line-break/></text:span><text:span text:style-name="T1"/></text:p>
              </table:table-cell>
              <table:table-cell>
                <text:p text:style-name="P1">تم جسے آسمان سمجھتے ہو<text:line-break/>شامیانہ میرے حسینؑ کا ہ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یہ جو کعبہ ہے، تم نہ سمجھو گے<text:line-break/>گھر پرانا میرے حسینؑ کا ہے<text:span text:style-name="T1"><text:line-break/></text:span><text:span text:style-name="T1"/></text:p>
              </table:table-cell>
              <table:table-cell>
                <text:p text:style-name="P1">جس کے سائے میں کائنات بنی<text:line-break/>ایسا نانا میرے حسینؑ کا ہ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جس جگہ حُر بنائے جاتے ہیں<text:line-break/>کارخانہ میرے حسینؑ کا ہے<text:span text:style-name="T1"><text:line-break/></text:span><text:span text:style-name="T1"/></text:p>
              </table:table-cell>
              <table:table-cell>
                <text:p text:style-name="P1">آنا فرشِ عزا پہ بے پردہ<text:line-break/>دل دکھانا میرے حسینؑ کا ہ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ماتمی جب کوئی نظر آئے<text:line-break/>مان جانا میرے حسینؑ کا ہے<text:span text:style-name="T1"><text:line-break/></text:span><text:span text:style-name="T1"/></text:p>
              </table:table-cell>
              <table:table-cell>
                <text:p text:style-name="P1">ہو اگر منکرِ نماز کوئی<text:line-break/>بھول جانا میرے حسینؑ کا ہ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اُگ رہا ہے جو بعدِ کرب و بلا<text:line-break/>وہ دانہ دانہ میرے حسینؑ کا ہے<text:span text:style-name="T1"><text:line-break/></text:span><text:span text:style-name="T1"/></text:p>
              </table:table-cell>
              <table:table-cell>
                <text:p text:style-name="P1">مارے اک ضرب سے ہزار عدو<text:line-break/>کیا نشانہ میرے حسینؑ کا ہ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کاش کہنے لگیں یہ لوگ مجھے<text:line-break/>تو دیوانہ میرے حسینؑ کا ہے<text:span text:style-name="T1"><text:line-break/></text:span><text:span text:style-name="T1"/></text:p>
              </table:table-cell>
              <table:table-cell>
                <text:p text:style-name="P1">دینے والی ہے ذات اللہ کی<text:line-break/>پر دلانا میرے حسینؑ کا ہے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مجھ میں ریحان<text:span text:style-name="T2">ؔ</text:span> یہ شعور جو ہے<text:line-break/>شاعرانہ میرے حسینؑ کا ہے<text:span text:style-name="T1"><text:line-break/></text:span><text:span text:style-name="T1"/></text:p>
              </table:table-cell>
              <table:table-cell>
                <text:p text:style-name="P1">یہ جہاں کیا ہے دونوں عالم میں<text:line-break/>آنا جانا میرے حسینؑ کا ہے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05.512cm" fo:page-height="153.4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20:10:20.164411700</meta:creation-date>
    <dc:date>2026-01-27T17:05:46.418181100</dc:date>
    <meta:editing-duration>PT1M59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